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Title">
      <style:text-properties officeooo:paragraph-rsid="000c86cd"/>
    </style:style>
    <style:style style:name="P2" style:family="paragraph" style:parent-style-name="Heading_20_1">
      <style:text-properties officeooo:paragraph-rsid="000c86cd"/>
    </style:style>
    <style:style style:name="P3" style:family="paragraph" style:parent-style-name="Standard">
      <style:text-properties officeooo:paragraph-rsid="000c86cd"/>
    </style:style>
    <style:style style:name="P4" style:family="paragraph" style:parent-style-name="List_20_1" style:list-style-name="WWNum1">
      <style:text-properties officeooo:paragraph-rsid="000c86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ore CMS Backend Project Plan</text:p>
      <text:h text:style-name="P2" text:outline-level="1">Overview</text:h>
      <text:p text:style-name="P3">This document outlines the key architectural decisions and conventions for the Store CMS backend project.</text:p>
      <text:h text:style-name="P2" text:outline-level="1">Technology Stack</text:h>
      <text:list text:style-name="WWNum1">
        <text:list-item>
          <text:p text:style-name="P4">Language &amp; Framework: C# with .NET 8</text:p>
        </text:list-item>
        <text:list-item>
          <text:p text:style-name="P4">Database: MySQL</text:p>
        </text:list-item>
        <text:list-item>
          <text:p text:style-name="P4">ORM: Entity Framework Core</text:p>
        </text:list-item>
        <text:list-item>
          <text:p text:style-name="P4">API Documentation: Swagger (OpenAPI)</text:p>
        </text:list-item>
        <text:list-item>
          <text:p text:style-name="P4">Environment Config: `.env` file pattern, supporting both local and Docker-based environments</text:p>
        </text:list-item>
        <text:list-item>
          <text:p text:style-name="P4">Logging: Logs will be stored in a database table</text:p>
        </text:list-item>
      </text:list>
      <text:h text:style-name="P2" text:outline-level="1">Project Structure</text:h>
      <text:p text:style-name="P3">The solution will be a multi-project setup:<text:line-break/>- `auth` (authentication and user management)<text:line-break/>- `checkout` (order and payment handling)<text:line-break/>- `inventory` (product and stock management)<text:line-break/><text:line-break/>A `common` project will be created for shared logic, configuration, and utilities.<text:line-break/><text:line-break/>Sample Directory Layout:<text:line-break/>StoreCMS.sln<text:line-break/>├── Auth/<text:line-break/>│ <text:s text:c="2"/>└── StoreCMS.Auth.csproj<text:line-break/>├── Checkout/<text:line-break/>│ <text:s text:c="2"/>└── StoreCMS.Checkout.csproj<text:line-break/>├── Inventory/<text:line-break/>│ <text:s text:c="2"/>└── StoreCMS.Inventory.csproj<text:line-break/>├── Common/<text:line-break/>│ <text:s text:c="2"/>└── StoreCMS.Common.csproj<text:line-break/>└── docker-compose.yml<text:line-break/><text:line-break/>Namespace Convention:<text:line-break/>namespace StoreCMS.Auth.Controllers;<text:line-break/>namespace StoreCMS.Common.Database;<text:line-break/>namespace StoreCMS.Checkout.Services;</text:p>
      <text:h text:style-name="P2" text:outline-level="1">Modules</text:h>
      <text:p text:style-name="P3">We will begin development with the auth module. Each module will have its own controllers, services, models, and routes.</text:p>
      <text:h text:style-name="P2" text:outline-level="1"><text:soft-page-break/>Environment Strategy</text:h>
      <text:list text:continue-numbering="true" text:style-name="WWNum1">
        <text:list-item>
          <text:p text:style-name="P4">Support for both local and Docker environments</text:p>
        </text:list-item>
        <text:list-item>
          <text:p text:style-name="P4">.env file used for sensitive values and configuration</text:p>
        </text:list-item>
        <text:list-item>
          <text:p text:style-name="P4">Environment-specific configs (e.g. appsettings.Local.json, appsettings.Docker.json)</text:p>
        </text:list-item>
      </text:list>
      <text:h text:style-name="P2" text:outline-level="1">Logging Strategy</text:h>
      <text:p text:style-name="P3">Logs will be stored in the database with a structure like:<text:line-break/><text:line-break/>Logs Table Schema (proposed):<text:line-break/>- Id (GUID / Auto-increment)<text:line-break/>- Timestamp (datetime)<text:line-break/>- Level (string – e.g., Info, Warning, Error)<text:line-break/>- Message (text)<text:line-break/>- Source (e.g., AuthService, CheckoutModule)<text:line-break/>- Context (optional JSON for extra data)</text:p>
      <text:h text:style-name="P2" text:outline-level="1">Testing Strategy</text:h>
      <text:p text:style-name="P3">To be decided later. Will likely use xUnit for .NET projects.</text:p>
      <text:h text:style-name="P2" text:outline-level="1">Future Considerations</text:h>
      <text:list text:continue-numbering="true" text:style-name="WWNum1">
        <text:list-item>
          <text:p text:style-name="P4">Role-based access system for users</text:p>
        </text:list-item>
        <text:list-item>
          <text:p text:style-name="P4">Event or message-based communication between services (optional)</text:p>
        </text:list-item>
        <text:list-item>
          <text:p text:style-name="P4">CI/CD pipeline for deployment autom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4T16:44:39.963082000</meta:creation-date>
    <dc:date>2025-04-04T16:48:14.307894400</dc:date>
    <meta:editing-duration>PT3M34S</meta:editing-duration>
    <meta:editing-cycles>1</meta:editing-cycles>
    <meta:generator>LibreOffice/25.2.2.2$Windows_X86_64 LibreOffice_project/7370d4be9e3cf6031a51beef54ff3bda878e3fac</meta:generator>
    <meta:document-statistic meta:table-count="0" meta:image-count="0" meta:object-count="0" meta:page-count="2" meta:paragraph-count="26" meta:word-count="266" meta:character-count="1946" meta:non-whitespace-character-count="1705"/>
  </office:meta>
</office:document-meta>
</file>